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njaliOldLipi" fo:font-weight="bold" officeooo:paragraph-rsid="00080287" style:font-weight-asian="bold" style:font-weight-complex="bold"/>
    </style:style>
    <style:style style:name="P2" style:family="paragraph" style:parent-style-name="Standard">
      <style:paragraph-properties fo:text-align="justify" style:justify-single-word="false"/>
      <style:text-properties style:font-name="AnjaliOldLipi" style:text-underline-style="solid" style:text-underline-width="auto" style:text-underline-color="font-color" fo:font-weight="bold" officeooo:rsid="00080287" officeooo:paragraph-rsid="00080287" style:font-weight-asian="bold" style:font-weight-complex="bold"/>
    </style:style>
    <style:style style:name="P3" style:family="paragraph" style:parent-style-name="Standard">
      <style:paragraph-properties fo:text-align="justify" style:justify-single-word="false"/>
      <style:text-properties style:font-name="AnjaliOldLipi" officeooo:rsid="000f9c47" officeooo:paragraph-rsid="00091310"/>
    </style:style>
    <style:style style:name="P4" style:family="paragraph" style:parent-style-name="Standard">
      <style:paragraph-properties fo:text-align="justify" style:justify-single-word="false"/>
      <style:text-properties style:font-name="AnjaliOldLipi" officeooo:rsid="00091310" officeooo:paragraph-rsid="00091310"/>
    </style:style>
    <style:style style:name="P5" style:family="paragraph" style:parent-style-name="Standard">
      <style:paragraph-properties fo:text-align="justify" style:justify-single-word="false"/>
      <style:text-properties style:font-name="AnjaliOldLipi" officeooo:rsid="00091310" officeooo:paragraph-rsid="000ff9b3"/>
    </style:style>
    <style:style style:name="P6" style:family="paragraph" style:parent-style-name="Standard">
      <style:paragraph-properties fo:text-align="justify" style:justify-single-word="false"/>
      <style:text-properties style:font-name="AnjaliOldLipi" officeooo:rsid="000eeee0" officeooo:paragraph-rsid="000eeee0"/>
    </style:style>
    <style:style style:name="P7" style:family="paragraph" style:parent-style-name="Standard">
      <style:paragraph-properties fo:text-align="justify" style:justify-single-word="false"/>
      <style:text-properties style:font-name="AnjaliOldLipi" officeooo:rsid="000b89e3" officeooo:paragraph-rsid="001234bd"/>
    </style:style>
    <style:style style:name="P8" style:family="paragraph" style:parent-style-name="Standard">
      <style:paragraph-properties fo:text-align="justify" style:justify-single-word="false"/>
      <style:text-properties style:font-name="AnjaliOldLipi" officeooo:rsid="00137257" officeooo:paragraph-rsid="00137257"/>
    </style:style>
    <style:style style:name="P9" style:family="paragraph" style:parent-style-name="Standard">
      <style:paragraph-properties fo:text-align="justify" style:justify-single-word="false"/>
      <style:text-properties style:font-name="AnjaliOldLipi" officeooo:rsid="000f9c47" officeooo:paragraph-rsid="001618c4"/>
    </style:style>
    <style:style style:name="P10" style:family="paragraph" style:parent-style-name="Standard">
      <style:paragraph-properties fo:text-align="justify" style:justify-single-word="false"/>
      <style:text-properties style:font-name="AnjaliOldLipi" officeooo:rsid="000bad34" officeooo:paragraph-rsid="001234bd"/>
    </style:style>
    <style:style style:name="P11" style:family="paragraph" style:parent-style-name="Standard">
      <style:paragraph-properties fo:text-align="justify" style:justify-single-word="false"/>
      <style:text-properties style:font-name="AnjaliOldLipi" officeooo:rsid="000bad34" officeooo:paragraph-rsid="001618c4"/>
    </style:style>
    <style:style style:name="P12" style:family="paragraph" style:parent-style-name="Standard">
      <style:paragraph-properties fo:text-align="justify" style:justify-single-word="false"/>
      <style:text-properties style:font-name="AnjaliOldLipi" officeooo:paragraph-rsid="001618c4"/>
    </style:style>
    <style:style style:name="P13" style:family="paragraph" style:parent-style-name="Standard">
      <style:paragraph-properties fo:text-align="justify" style:justify-single-word="false"/>
      <style:text-properties style:font-name="AnjaliOldLipi" officeooo:rsid="00091310" officeooo:paragraph-rsid="00137257"/>
    </style:style>
    <style:style style:name="T1" style:family="text">
      <style:text-properties officeooo:rsid="000f9c47"/>
    </style:style>
    <style:style style:name="T2" style:family="text">
      <style:text-properties officeooo:rsid="000bad34"/>
    </style:style>
    <style:style style:name="T3" style:family="text">
      <style:text-properties officeooo:rsid="000cf087"/>
    </style:style>
    <style:style style:name="T4" style:family="text">
      <style:text-properties fo:background-color="transparent" loext:char-shading-value="0"/>
    </style:style>
    <style:style style:name="T5" style:family="text">
      <style:text-properties officeooo:rsid="0016ad2f" fo:background-color="transparent" loext:char-shading-value="0"/>
    </style:style>
    <style:style style:name="T6" style:family="text">
      <style:text-properties officeooo:rsid="000ff9b3"/>
    </style:style>
    <style:style style:name="T7" style:family="text">
      <style:text-properties officeooo:rsid="0010b1b9"/>
    </style:style>
    <style:style style:name="T8" style:family="text">
      <style:text-properties officeooo:rsid="00137257"/>
    </style:style>
    <style:style style:name="T9" style:family="text">
      <style:text-properties officeooo:rsid="0013cf53"/>
    </style:style>
    <style:style style:name="T10" style:family="text">
      <style:text-properties officeooo:rsid="001618c4"/>
    </style:style>
    <style:style style:name="T11" style:family="text">
      <style:text-properties officeooo:rsid="0016ad2f"/>
    </style:style>
    <style:style style:name="T12" style:family="text">
      <style:text-properties officeooo:rsid="001742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eña Histórica del desempeño en la institución</text:p>
      <text:p text:style-name="P1"/>
      <text:p text:style-name="P12"><text:tab/><text:span text:style-name="T1">Mi nombre es Silvia Beatriz Condemi, DNI 17.065.879, domiciliada en Pacheco 135 de Neuquén Capital. Mi profesión es Licenciada en Servicio Social, recibida en el año 1998. En ese año inicié mi trabajo en el Programa Social Agropecuario, dependiente de la entonces Secretaría de Agricultura, Ganadería Pesca y Alimentos de la Nación. El trabajo requería de un relevamiento familiar y acompañamiento técnico a un grupo de productores/as de la localidad de Sauzal Bonito.</text:span></text:p>
      <text:p text:style-name="P9"><text:span text:style-name="T10"><text:tab/></text:span>En el año 1999 se realiza un concurso para incorporar al equipo técnico de apoyo (ETA) <text:span text:style-name="T10">de dicho programa, </text:span>en la delegación Neuquén, un/a trabajador/a social. Los primeros días del mismo año comencé a cumplir funciones como referente <text:span text:style-name="T10">d</text:span>el equipo técnico de apoyo<text:span text:style-name="T10">,</text:span> al que se denominó Area Social, donde <text:span text:style-name="T10">yo </text:span>cumplía funciones de asesora<text:span text:style-name="T10">miento </text:span>en aspectos socio-organizativos<text:span text:style-name="T10">,</text:span> en primer lugar al coordinador provincial, a los técnicos/as que desarrollaban proyectos productivos con pequeños/as productores/as agropecuarios/as<text:span text:style-name="T10">.</text:span> También coordiné reuniones <text:span text:style-name="T10">con </text:span>productores/as de la Agricultura Familiar y referentes locales institucionales en distintas zonas de la provincia de Neuquén, realizando tareas para dicha institución.</text:p>
      <text:p text:style-name="P3"><text:span text:style-name="T11"><text:tab/></text:span>Mi trabajo consistía en ir a diario desde las 9 hs a 17 hs a la oficina de <text:span text:style-name="T3">la calle </text:span>Alcorta 30 (Edificio Lozano) de lunes a viernes, salvo cuando debía viajar al interior, y a diferentes provincias como Mendoza, Buenos Aires, Córdoba, Tucuman, Río Negro<text:span text:style-name="T10">,</text:span> a participar de dif<text:span text:style-name="T10">e</text:span>rentes instancias de capacitación<text:span text:style-name="T10"> o</text:span> presentación de trabajos en experiencias de Desarrollo Rural como representante del Programa Social Agropecuario, lo cual implicaba que debía hacer perno<text:span text:style-name="T10">c</text:span>te y permanecer <text:span text:style-name="T10">de </text:span>dos a cinco días fuera de mi residencia.</text:p>
      <text:p text:style-name="P4"><text:span text:style-name="T10"><text:tab/></text:span>Mientras estaba la oficina a diario atendía el telefóno, <text:span text:style-name="T10">recibía </text:span>a las personas de diferentes <text:span text:style-name="T7">lugares de la provincia relacionadas con las actividades del </text:span>medio rural, realizaba trabajo<text:span text:style-name="T10">s</text:span> de gabin<text:span text:style-name="T10">e</text:span>te en planificación, diseño de estrategias de intervención, programa de capacitaciones para técnicos y organizaciones del medio rural, evalu<text:span text:style-name="T10">a</text:span>ciones de proyectos en el componente social. </text:p>
      <text:p text:style-name="P6"><text:span text:style-name="T5"><text:tab/></text:span><text:span text:style-name="T4">Desde el inicio facturaba al Programa Social Agropecuario </text:span>dependiente de la Secretaría de Agricultura de la Nación<text:span text:style-name="T10">. H</text:span>acia el año <text:span text:style-name="T6">2000 </text:span>se implementa en el país el Proyecto <text:span text:style-name="T6">de Desarrollo </text:span>para Pequeños Productores Agropecuarios (financiado por el Banco Mundial)<text:span text:style-name="T10"> con el </text:span>nombre de fantasía P<text:span text:style-name="T6">R</text:span>OINDER, administrado por el mismo programa. <text:span text:style-name="T6">Por </text:span>cuestiones <text:span text:style-name="T6">administrativas facturábamos los gastos en comisión de servicios (viáticos y gastos de capacitación o de actividades) a nombre del “Proyecto de Desarrollo para pequeños productores agropecuarios” cuya dirección seguía siendo Paseo Colón 922 Capital Federal, la misma de la Secretaría que pagaba nuestros sueldos. </text:span></text:p>
      <text:p text:style-name="P5"><text:span text:style-name="T10"><text:tab/></text:span>En el 2004<text:span text:style-name="T10">, aproximadamente en marzo, </text:span>me designaron <text:span text:style-name="T10">en </text:span>la función (además de la que ya<text:span text:style-name="T10"> </text:span>tenía) de referencia en el área de capacitación y difusión<text:span text:style-name="T10">,</text:span> agregando tareas de supervisión de programas de capaci<text:span text:style-name="T3">taci</text:span>ones específicas para productores/as de la agricultura familiar, elección de profesionales para cubrir capacitaciones espec<text:span text:style-name="T3">í</text:span>ficas agropecuarias, de asociati<text:span text:style-name="T10">vi</text:span>smo y comercialización. Además tuve a cargo la coordinación de boletines de difusión, revista Redes del Campo (edición). Estas fueron otorgadas por quedar vacante el lugar, y <text:span text:style-name="T10">por </text:span>falta de presupuesto para contratar a otro/a profesional. </text:p>
      <text:p text:style-name="P7"><text:span text:style-name="T10"><text:tab/></text:span>En el año 2007<text:span text:style-name="T10">,</text:span> con el cambio de Coordinador<text:span text:style-name="T10">,</text:span> cambiaron mis funciones a referente del <text:span text:style-name="T10">Á</text:span>rea de Género y seguí manteniendo funciones del <text:span text:style-name="T10">Á</text:span>rea social. <text:soft-page-break/>En el 2008 la Secretaría de Agricultura, Ganadería, Pesca y Alimentos pas<text:span text:style-name="T10">ó</text:span> a tener una Subsecretar<text:span text:style-name="T10">í</text:span>a de Desarrollo Rural y Agr<text:span text:style-name="T2">i</text:span>cultura <text:span text:style-name="T2">Familiar, y seguí dependiendo del Programa Social Agropecuario. </text:span></text:p>
      <text:p text:style-name="P10"><text:span text:style-name="T10"><text:tab/></text:span>Seguidamente en marzo del 2009 se crea el <text:span text:style-name="T10">entonces </text:span>Ministerio de Agricultura, Ganadería y Pesca de la Nación<text:span text:style-name="T10">,</text:span> y pasamos a ser p<text:span text:style-name="T12">a</text:span>rte de lo que se denominó Secretaría de Agricultura Familiar<text:span text:style-name="T10">. D</text:span>ejamos de facturar nuestros honorarios<text:span text:style-name="T10">,</text:span> pasando a ser parte de la planta a través de Ley Marco. </text:p>
      <text:p text:style-name="P11"><text:span text:style-name="T10"><text:tab/>A m</text:span>ediados de 2015 m<text:span text:style-name="T10">is</text:span> funciones cambiaron a técnica de campo<text:span text:style-name="T10">. E</text:span>sto implicaba trabajar en la formulación, ejecución de proyectos productivos para mujeres rurales, pero seguí manteniendo las funciones del Area Social y de género a nivel provincial (evaluando en los proyectos el componente de género) que se realizaban en todos los proyectos de la provincia que <text:span text:style-name="T10">se implementaban a través de </text:span>la Secretar<text:span text:style-name="T12">í</text:span>a de Agricultura Familiar. </text:p>
      <text:p text:style-name="P8"><text:span text:style-name="T10"><text:tab/></text:span>El día 4 de septiembre <text:span text:style-name="T11">de 2018 </text:span>dejan sin efecto mi relación de trabajo a través de una carta documento, proced<text:span text:style-name="T10">iendo luego </text:span>a realizar <text:span text:style-name="T9">la liquidación. </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21:01:17.206958582</meta:creation-date>
    <dc:date>2019-04-25T23:09:00.951377983</dc:date>
    <meta:editing-duration>PT2H21M12S</meta:editing-duration>
    <meta:editing-cycles>12</meta:editing-cycles>
    <meta:generator>LibreOffice/6.1.5.2$Linux_X86_64 LibreOffice_project/10$Build-2</meta:generator>
    <meta:document-statistic meta:table-count="0" meta:image-count="0" meta:object-count="0" meta:page-count="2" meta:paragraph-count="11" meta:word-count="699" meta:character-count="4622" meta:non-whitespace-character-count="3917"/>
  </office:meta>
</office:document-meta>
</file>